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cc" draw:textarea-horizontal-align="justify" draw:textarea-vertical-align="middle" draw:auto-grow-height="false" fo:min-height="3.917cm" fo:min-width="10.676cm" draw:shadow="visible"/>
    </style:style>
    <style:style style:name="gr2" style:family="graphic" style:parent-style-name="standard">
      <style:graphic-properties draw:fill="solid" draw:fill-color="#99cccc" draw:textarea-horizontal-align="justify" draw:textarea-vertical-align="middle" draw:auto-grow-height="false" fo:min-height="1.505cm" fo:min-width="3.31cm" draw:shadow="visib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cccc" draw:textarea-horizontal-align="justify" draw:textarea-vertical-align="middle" draw:auto-grow-height="false" fo:min-height="3.917cm" fo:min-width="10.676cm" draw:shadow="hidden"/>
    </style:style>
    <style:style style:name="gr5" style:family="graphic" style:parent-style-name="standard">
      <style:graphic-properties draw:fill="solid" draw:fill-color="#99cccc" draw:textarea-horizontal-align="justify" draw:textarea-vertical-align="middle" draw:auto-grow-height="false" fo:min-height="1.505cm" fo:min-width="3.31cm" draw:shadow="hidden"/>
    </style:style>
    <style:style style:name="gr6" style:family="graphic" style:parent-style-name="standard">
      <style:graphic-properties draw:fill="solid" draw:fill-color="#99cccc" draw:textarea-horizontal-align="justify" draw:textarea-vertical-align="middle" draw:auto-grow-height="false" fo:min-height="3.917cm" fo:min-width="10.676cm"/>
    </style:style>
    <style:style style:name="gr7" style:family="graphic" style:parent-style-name="standard">
      <style:graphic-properties draw:fill="solid" draw:fill-color="#99cccc" draw:textarea-horizontal-align="justify" draw:textarea-vertical-align="middle" draw:auto-grow-height="false" fo:min-height="1.505cm" fo:min-width="3.3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3.81cm" svg:height="1.755cm" draw:transform="skewX (-0.528660230429083) translate (14.231cm 17.279cm)">
            <text:p text:style-name="P1">f(2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4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1" draw:layer="layout" svg:width="3.81cm" svg:height="1.755cm" draw:transform="skewX (-0.528660230429083) translate (14.231cm 17.279cm)">
            <text:p text:style-name="P1">f(2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11.176cm" svg:height="4.167cm" draw:transform="skewX (-0.528660230429082) translate (7.472cm 12.724cm)">
            <text:p text:style-name="P1">2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3.81cm" svg:height="1.755cm" draw:transform="skewX (-0.528660230429083) translate (14.508cm 13.898cm)">
            <text:p text:style-name="P1">f(1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231cm 17.279cm)">
            <text:p text:style-name="P1">f(2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1.176cm" svg:height="4.167cm" draw:transform="skewX (-0.528660230429082) translate (7.472cm 12.724cm)">
            <text:p text:style-name="P1">2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508cm 13.898cm)">
            <text:p text:style-name="P1">f(1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1.176cm" svg:height="4.167cm" draw:transform="skewX (-0.528660230429082) translate (7.62cm 9.192cm)">
            <text:p text:style-name="P1">1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3.81cm" svg:height="1.755cm" draw:transform="skewX (-0.528660230429083) translate (14.656cm 10.366cm)">
            <text:p text:style-name="P1">f(0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231cm 17.279cm)">
            <text:p text:style-name="P1">f(2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1.176cm" svg:height="4.167cm" draw:transform="skewX (-0.528660230429082) translate (7.472cm 12.724cm)">
            <text:p text:style-name="P1">2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508cm 13.898cm)">
            <text:p text:style-name="P1">f(1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1.176cm" svg:height="4.167cm" draw:transform="skewX (-0.528660230429082) translate (7.62cm 9.192cm)">
            <text:p text:style-name="P1">1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656cm 10.366cm)">
            <text:p text:style-name="P1">f(0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1.176cm" svg:height="4.167cm" draw:transform="skewX (-0.528660230429082) translate (7.62cm 5.914cm)">
            <text:p text:style-name="P1">0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custom-shape draw:style-name="gr6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231cm 17.279cm)">
            <text:p text:style-name="P1">f(2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1.176cm" svg:height="4.167cm" draw:transform="skewX (-0.528660230429082) translate (7.472cm 12.724cm)">
            <text:p text:style-name="P1">2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508cm 13.898cm)">
            <text:p text:style-name="P1">f(1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1.176cm" svg:height="4.167cm" draw:transform="skewX (-0.528660230429082) translate (7.62cm 9.192cm)">
            <text:p text:style-name="P1">1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3.81cm" svg:height="1.755cm" draw:transform="skewX (-0.528660230429083) translate (14.656cm 10.366cm)">
            <text:p text:style-name="P1">0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custom-shape draw:style-name="gr6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1" draw:layer="layout" svg:width="3.81cm" svg:height="1.755cm" draw:transform="skewX (-0.528660230429083) translate (14.231cm 17.279cm)">
            <text:p text:style-name="P1">f(2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1.176cm" svg:height="4.167cm" draw:transform="skewX (-0.528660230429082) translate (7.472cm 13.124cm)">
            <text:p text:style-name="P1">2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3.81cm" svg:height="1.755cm" draw:transform="skewX (-0.528660230429083) translate (14.508cm 14.298cm)">
            <text:p text:style-name="P1">1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draw:custom-shape draw:style-name="gr1" draw:text-style-name="P1" draw:layer="layout" svg:width="11.176cm" svg:height="4.167cm" draw:transform="skewX (-0.528660230429082) translate (7.195cm 16.105cm)">
            <text:p text:style-name="P1">3 + 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3.81cm" svg:height="1.755cm" draw:transform="skewX (-0.528660230429083) translate (14.231cm 17.279cm)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ull </meta:initial-creator>
    <meta:creation-date>2015-05-02T13:34:40</meta:creation-date>
    <dc:date>2015-06-07T19:28:02.958000000</dc:date>
    <meta:editing-duration>PT3H31M35S</meta:editing-duration>
    <meta:editing-cycles>11</meta:editing-cycles>
    <meta:generator>LibreOffice/4.3.6.2$Windows_x86 LibreOffice_project/d50a87b2e514536ed401c18000dad4660b6a169e</meta:generator>
    <meta:document-statistic meta:object-count="82"/>
  </office:meta>
</office:document-meta>
</file>